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565.5" calcext:value-type="float">
            <text:p>1565.5</text:p>
          </table:table-cell>
          <table:table-cell table:number-columns-repeated="2"/>
          <table:table-cell office:value-type="float" office:value="338.5" calcext:value-type="float">
            <text:p>338.5</text:p>
          </table:table-cell>
          <table:table-cell table:formula="of:=AVERAGE([.D1:.D5])" office:value-type="float" office:value="553.14" calcext:value-type="float">
            <text:p>553.14</text:p>
          </table:table-cell>
          <table:table-cell/>
          <table:table-cell office:value-type="float" office:value="1471.8" calcext:value-type="float">
            <text:p>1471.8</text:p>
          </table:table-cell>
          <table:table-cell table:formula="of:=AVERAGE([.G1:.G5])" office:value-type="float" office:value="1706.1" calcext:value-type="float">
            <text:p>1706.1</text:p>
          </table:table-cell>
        </table:table-row>
        <table:table-row table:style-name="ro1">
          <table:table-cell table:number-columns-repeated="3"/>
          <table:table-cell office:value-type="float" office:value="934.1" calcext:value-type="float">
            <text:p>934.1</text:p>
          </table:table-cell>
          <table:table-cell table:number-columns-repeated="2"/>
          <table:table-cell office:value-type="float" office:value="2467.1" calcext:value-type="float">
            <text:p>2467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1.1" calcext:value-type="float">
            <text:p>341.1</text:p>
          </table:table-cell>
          <table:table-cell table:number-columns-repeated="2"/>
          <table:table-cell office:value-type="float" office:value="550.8" calcext:value-type="float">
            <text:p>550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6.8" calcext:value-type="float">
            <text:p>656.8</text:p>
          </table:table-cell>
          <table:table-cell table:number-columns-repeated="2"/>
          <table:table-cell office:value-type="float" office:value="1346.7" calcext:value-type="float">
            <text:p>1346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5.2" calcext:value-type="float">
            <text:p>495.2</text:p>
          </table:table-cell>
          <table:table-cell table:number-columns-repeated="2"/>
          <table:table-cell office:value-type="float" office:value="2694.1" calcext:value-type="float">
            <text:p>269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2:28:12.919049076</meta:creation-date>
    <dc:date>2023-11-06T12:47:00.285305038</dc:date>
    <meta:editing-duration>PT8M27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